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office:font-face-decls>
  <office:automatic-styles>
    <style:style style:name="P1" style:family="paragraph" style:parent-style-name="Heading_20_2">
      <style:text-properties fo:language="de" fo:country="DE"/>
    </style:style>
    <style:style style:name="P2" style:family="paragraph" style:parent-style-name="Text_20_body">
      <style:paragraph-properties fo:margin-top="0cm" fo:margin-bottom="0cm" style:contextual-spacing="false"/>
    </style:style>
    <style:style style:name="P3" style:family="paragraph" style:parent-style-name="Heading_20_2">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text-properties fo:font-weight="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style style:name="P10" style:family="paragraph" style:parent-style-name="Heading_20_2">
      <style:paragraph-properties fo:text-align="start" style:justify-single-word="false" fo:break-before="page" style:writing-mode="lr-tb"/>
      <style:text-properties officeooo:paragraph-rsid="00131243"/>
    </style:style>
    <style:style style:name="P11" style:family="paragraph" style:parent-style-name="Heading_20_2">
      <style:paragraph-properties fo:text-align="start" style:justify-single-word="false" style:writing-mode="lr-tb"/>
      <style:text-properties officeooo:paragraph-rsid="00131243"/>
    </style:style>
    <style:style style:name="P12" style:family="paragraph" style:parent-style-name="Text_20_body">
      <style:paragraph-properties fo:margin-left="0cm" fo:margin-right="0cm" fo:line-height="115%" fo:text-align="start" style:justify-single-word="false" fo:text-indent="0cm" style:auto-text-indent="false" style:writing-mode="lr-tb"/>
      <style:text-properties officeooo:paragraph-rsid="00131243"/>
    </style:style>
    <style:style style:name="P13" style:family="paragraph" style:parent-style-name="Text_20_body">
      <style:paragraph-properties fo:line-height="115%" fo:text-align="start" style:justify-single-word="false" style:writing-mode="lr-tb"/>
      <style:text-properties officeooo:paragraph-rsid="00131243"/>
    </style:style>
    <style:style style:name="P14" style:family="paragraph" style:parent-style-name="Text_20_body">
      <style:paragraph-properties fo:line-height="115%" fo:text-align="start" style:justify-single-word="false" style:writing-mode="lr-tb"/>
      <style:text-properties style:font-name="Liberation Serif" officeooo:paragraph-rsid="00131243"/>
    </style:style>
    <style:style style:name="P15" style:family="paragraph" style:parent-style-name="Text_20_body" style:list-style-name="WWNum2">
      <style:paragraph-properties fo:margin-top="0cm" fo:margin-bottom="0cm" style:contextual-spacing="false" fo:line-height="115%" fo:text-align="start" style:justify-single-word="false" style:writing-mode="lr-tb">
        <style:tab-stops>
          <style:tab-stop style:position="0cm"/>
        </style:tab-stops>
      </style:paragraph-properties>
      <style:text-properties officeooo:paragraph-rsid="00131243"/>
    </style:style>
    <style:style style:name="P16" style:family="paragraph" style:parent-style-name="Text_20_body" style:list-style-name="WWNum2">
      <style:paragraph-properties fo:line-height="115%" fo:text-align="start" style:justify-single-word="false" style:writing-mode="lr-tb">
        <style:tab-stops>
          <style:tab-stop style:position="0cm"/>
        </style:tab-stops>
      </style:paragraph-properties>
      <style:text-properties officeooo:paragraph-rsid="00131243"/>
    </style:style>
    <style:style style:name="P17" style:family="paragraph" style:parent-style-name="Text_20_body" style:list-style-name="WWNum3">
      <style:paragraph-properties fo:margin-top="0cm" fo:margin-bottom="0cm" style:contextual-spacing="false" fo:line-height="115%" fo:text-align="start" style:justify-single-word="false" style:writing-mode="lr-tb">
        <style:tab-stops>
          <style:tab-stop style:position="0cm"/>
        </style:tab-stops>
      </style:paragraph-properties>
      <style:text-properties officeooo:paragraph-rsid="00131243"/>
    </style:style>
    <style:style style:name="P18" style:family="paragraph" style:parent-style-name="Text_20_body" style:list-style-name="WWNum3">
      <style:paragraph-properties fo:line-height="115%" fo:text-align="start" style:justify-single-word="false" style:writing-mode="lr-tb">
        <style:tab-stops>
          <style:tab-stop style:position="0cm"/>
        </style:tab-stops>
      </style:paragraph-properties>
      <style:text-properties officeooo:paragraph-rsid="00131243"/>
    </style:style>
    <style:style style:name="P19" style:family="paragraph" style:parent-style-name="Text_20_body">
      <style:paragraph-properties fo:line-height="115%" fo:text-align="start" style:justify-single-word="false" fo:break-before="page" style:writing-mode="lr-tb">
        <style:tab-stops>
          <style:tab-stop style:position="0cm"/>
        </style:tab-stops>
      </style:paragraph-properties>
      <style:text-properties officeooo:paragraph-rsid="00131243"/>
    </style:style>
    <style:style style:name="T1" style:family="text">
      <style:text-properties fo:font-weight="bold"/>
    </style:style>
    <style:style style:name="T2" style:family="text">
      <style:text-properties style:font-name="Liberation Seri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ata Strategist (f/m/d) </text:h>
      <text:p text:style-name="P2"><text:a xlink:type="simple" xlink:href="https://de.indeed.com/cmp/Douglas-b75307c8?campaignid=mobvjcmp&amp;from=mobviewjob&amp;tk=1in7el7i5ic0k800&amp;fromjk=7ea75c5d35b840dc" office:target-frame-name="_blank" xlink:show="new" text:style-name="Internet_20_link" text:visited-style-name="Visited_20_Internet_20_Link">DOUGLAS</text:a></text:p>
      <text:section text:style-name="Sect1" text:name="jobDescriptionTitle">
        <text:h text:style-name="P3" text:outline-level="2"><text:bookmark text:name="jobDescriptionTitleHeading"/>Vollständige Stellenbeschreibung</text:h>
      </text:section>
      <text:section text:style-name="Sect1" text:name="jobDescriptionText">
        <text:p text:style-name="P4"><text:span text:style-name="T1">COMPANY DESCRIPTION</text:span> </text:p>
        <text:p text:style-name="Text_20_body"><text:span text:style-name="T1"><text:line-break/>About the DOUGLAS Group </text:span></text:p>
        <text:p text:style-name="P5"><text:line-break/>TASKS WITH IMPACT</text:p>
        <text:list text:style-name="L1">
          <text:list-item>
            <text:p text:style-name="P6">Support the definition of a company-wide data strategy that aligns with organizational objectives and key use cases </text:p>
          </text:list-item>
          <text:list-item>
            <text:p text:style-name="P6">Collaborate with stakeholders across departments (HQ + clusters) to gather, prioritize, and translate data needs into actionable plans </text:p>
          </text:list-item>
          <text:list-item>
            <text:p text:style-name="P6">Embed data governance frameworks and architecture standards into data strategy and requirements to ensure data quality, accessibility, and security </text:p>
          </text:list-item>
          <text:list-item>
            <text:p text:style-name="P6">Continuously assess and refine data requirements, adapting the strategy to evolving business needs and technological advancements </text:p>
          </text:list-item>
          <text:list-item>
            <text:p text:style-name="P7">Monitor and provide oversight on data strategy execution, ensuring projects stay aligned with business goals and timelines </text:p>
          </text:list-item>
        </text:list>
        <text:p text:style-name="Text_20_body"><text:line-break/><text:span text:style-name="T1">YOUR SKILLS</text:span></text:p>
        <text:list text:style-name="L2">
          <text:list-item>
            <text:p text:style-name="P8">Bachelor’s or Master’s degree in Data Science, Computer Science, Information Systems, Business Analytics, or a related field </text:p>
          </text:list-item>
          <text:list-item>
            <text:p text:style-name="P8">First experience in data strategy development, data architecture, or data governance </text:p>
          </text:list-item>
          <text:list-item>
            <text:p text:style-name="P8">Expertise in data management frameworks, data governance principles, and scalable data infrastructure design, including cloud technologies and advanced analytics platforms </text:p>
          </text:list-item>
          <text:list-item>
            <text:p text:style-name="P8">Strong analytical thinking and the ability to communicate complex data concepts clearly </text:p>
          </text:list-item>
          <text:list-item>
            <text:p text:style-name="P8">Experience working with cross-functional teams and coordinating stakeholders at various levels </text:p>
          </text:list-item>
          <text:list-item>
            <text:p text:style-name="P9">Excellent English skills (written and spoken); German skills are a plus </text:p>
          </text:list-item>
        </text:list>
      </text:section>
      <text:p text:style-name="Standard"/>
      <text:h text:style-name="P10" text:outline-level="2">Data Architect</text:h>
      <text:h text:style-name="P11" text:outline-level="2">About the job </text:h>
      <text:p text:style-name="P12" loext:marker-style-name="T2"><text:span text:style-name="Strong_20_Emphasis"><text:span text:style-name="T2">Company Description</text:span></text:span></text:p>
      <text:p text:style-name="P13" loext:marker-style-name="T2"><text:span text:style-name="Strong_20_Emphasis"><text:span text:style-name="T2">About Us</text:span></text:span></text:p>
      <text:p text:style-name="P13" loext:marker-style-name="T2"><text:span text:style-name="T2">RepRisk is a rapidly growing global company and pioneer in the environmental, social, and governance (ESG) data science field. Our mission is to foster positive change by promoting transparency in business practices through the power of data. </text:span></text:p>
      <text:p text:style-name="P14" loext:marker-style-name="T2"/>
      <text:p text:style-name="P13" loext:marker-style-name="T2"><text:span text:style-name="Strong_20_Emphasis"><text:span text:style-name="T2">Job Description</text:span></text:span></text:p>
      <text:p text:style-name="P13" loext:marker-style-name="T2"><text:span text:style-name="T2">Are you looking to continue your Data Architect career at a product-driven company that brings together software engineering, machine learning, and data science to solve real world problems? Do you have passion for everything data, from data quality (DQ) to data governance to data engineering? Do you bring with you to the daily work environment a driven approach and attention to detail, coupled with a bit of fun to top things up? Are you eager to roll up your sleeves and show us your technical mojo?</text:span></text:p>
      <text:p text:style-name="P13" loext:marker-style-name="T2"><text:span text:style-name="T2">If your answers are YES – then this is the perfect role for you!</text:span></text:p>
      <text:p text:style-name="P14" loext:marker-style-name="T2"/>
      <text:p text:style-name="P13" loext:marker-style-name="T2"><text:span text:style-name="Strong_20_Emphasis"><text:span text:style-name="T2">Your Responsibilities</text:span></text:span></text:p>
      <text:p text:style-name="P13" loext:marker-style-name="T2"><text:span text:style-name="T2">As our Data Architect, you will play a crucial role in supporting RepRisk's growth pushing forward our data architecture and data governance, and by putting in place advanced data observability and data quality pipelines and processes. You will be part of our global architecture team, reporting to the CTO of RepRisk. Moreover, you will:</text:span></text:p>
      <text:list text:style-name="WWNum2">
        <text:list-item>
          <text:p text:style-name="P15" loext:marker-style-name="T2"><text:span text:style-name="T2">Own the data architecture, data governance, and data quality of RepRisk</text:span></text:p>
        </text:list-item>
        <text:list-item>
          <text:p text:style-name="P15" loext:marker-style-name="T2"><text:span text:style-name="T2">Enable and foster a data culture across teams</text:span></text:p>
        </text:list-item>
        <text:list-item>
          <text:p text:style-name="P15" loext:marker-style-name="T2"><text:span text:style-name="T2">Bring a hands-on engineering approach to resolving data-related issues</text:span></text:p>
        </text:list-item>
        <text:list-item>
          <text:p text:style-name="P15" loext:marker-style-name="T2"><text:span text:style-name="T2">Contribute to the adoption of innovative data observability and quality tools</text:span></text:p>
        </text:list-item>
        <text:list-item>
          <text:p text:style-name="P15" loext:marker-style-name="T2"><text:span text:style-name="T2">Together with fellow architects, ensure our data infrastructure is performant, robust, and scalable to a 10x increase in data volume and complexity</text:span></text:p>
        </text:list-item>
        <text:list-item>
          <text:p text:style-name="P15" loext:marker-style-name="T2"><text:span text:style-name="T2">Design and optimize data models, processes, pipelines, and storage solutions for both structured and unstructured data</text:span></text:p>
        </text:list-item>
        <text:list-item>
          <text:p text:style-name="P15" loext:marker-style-name="T2"><text:span text:style-name="T2">Support engineers and fellow architects, in matters related to your function</text:span></text:p>
        </text:list-item>
        <text:list-item>
          <text:p text:style-name="P15" loext:marker-style-name="T2"><text:span text:style-name="T2">Proactively inform stakeholders in case of data anomalies or other DQ issues</text:span></text:p>
        </text:list-item>
        <text:list-item>
          <text:p text:style-name="P16" loext:marker-style-name="T2"><text:span text:style-name="T2">Educate the company in matters of data architecture, governance, and data quality</text:span></text:p>
        </text:list-item>
      </text:list>
      <text:p text:style-name="P14" loext:marker-style-name="T2"/>
      <text:p text:style-name="P13" loext:marker-style-name="T2"><text:span text:style-name="Strong_20_Emphasis"><text:span text:style-name="T2">You Offer</text:span></text:span></text:p>
      <text:list text:style-name="WWNum3">
        <text:list-item>
          <text:p text:style-name="P17" loext:marker-style-name="T2"><text:span text:style-name="T2">A Bachelor’s Degree or higher in computer science, software engineering, or data science</text:span></text:p>
        </text:list-item>
        <text:list-item>
          <text:p text:style-name="P17" loext:marker-style-name="T2"><text:soft-page-break/><text:span text:style-name="T2">Ten years hands-on experience working with large-scale data, including three years as a data architect</text:span></text:p>
        </text:list-item>
        <text:list-item>
          <text:p text:style-name="P17" loext:marker-style-name="T2"><text:span text:style-name="T2">Subject matter expertise in some of the below areas:</text:span></text:p>
        </text:list-item>
        <text:list-item>
          <text:p text:style-name="P17" loext:marker-style-name="T2"><text:span text:style-name="T2">SOTA data observability tools and SaaS</text:span></text:p>
        </text:list-item>
        <text:list-item>
          <text:p text:style-name="P17" loext:marker-style-name="T2"><text:span text:style-name="T2">Major SQL and NoSQL databases</text:span></text:p>
        </text:list-item>
        <text:list-item>
          <text:p text:style-name="P17" loext:marker-style-name="T2"><text:span text:style-name="T2">Big data and data warehouses (e.g., Snowflake, Clickhouse, Redshift or Databricks)</text:span></text:p>
        </text:list-item>
        <text:list-item>
          <text:p text:style-name="P17" loext:marker-style-name="T2"><text:span text:style-name="T2">AWS cloud infrastructure</text:span></text:p>
        </text:list-item>
        <text:list-item>
          <text:p text:style-name="P17" loext:marker-style-name="T2"><text:span text:style-name="T2">Data Science and machine learning</text:span></text:p>
        </text:list-item>
        <text:list-item>
          <text:p text:style-name="P17" loext:marker-style-name="T2"><text:span text:style-name="T2">Analytical and structured thinking, organized, solution-oriented, and efficient in execution</text:span></text:p>
        </text:list-item>
        <text:list-item>
          <text:p text:style-name="P18" loext:marker-style-name="T2"><text:span text:style-name="T2">Strong communication skills with proficiency in English, every other language is a plus</text:span></text:p>
        </text:list-item>
      </text:list>
      <text:p text:style-name="P19" loext:marker-style-name="T2"><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0" style:display-name="ListLabel 2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3" style:display-name="ListLabel 2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6" style:display-name="ListLabel 2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2" style:display-name="ListLabel 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 style:display-name="ListLabel 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4" style:display-name="ListLabel 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5" style:display-name="ListLabel 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6" style:display-name="ListLabel 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7" style:display-name="ListLabel 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8" style:display-name="ListLabel 8"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9" style:display-name="ListLabel 9"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37" style:display-name="ListLabel 37" style:family="text">
      <style:text-properties fo:color="#000080" loext:opacity="100%" style:font-name="Liberation Serif" fo:font-family="'Liberation Serif'" style:font-pitch="variable" style:text-underline-style="solid" style:text-underline-width="auto" style:text-underline-color="font-color"/>
    </style:style>
    <style:style style:name="ListLabel_20_10" style:display-name="ListLabel 10"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1" style:display-name="ListLabel 11"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4" style:display-name="ListLabel 14"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7" style:display-name="ListLabel 17" style:family="text">
      <style:text-properties style:font-name="Liberation Serif" fo:font-family="'Liberation Serif'" style:font-pitch="variable" style:font-name-complex="OpenSymbol1"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pitch="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499cm" fo:margin-left="1.251cm"/>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99cm" fo:margin-left="1.251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99cm" fo:margin-left="1.251cm"/>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21:17:25.252000000</meta:creation-date>
    <dc:date>2025-03-25T21:22:30.317000000</dc:date>
    <meta:editing-duration>PT5M6S</meta:editing-duration>
    <meta:editing-cycles>2</meta:editing-cycles>
    <meta:generator>LibreOffice/24.8.5.2$Windows_X86_64 LibreOffice_project/fddf2685c70b461e7832239a0162a77216259f22</meta:generator>
    <meta:document-statistic meta:table-count="0" meta:image-count="0" meta:object-count="0" meta:page-count="4" meta:paragraph-count="48" meta:word-count="623" meta:character-count="4094" meta:non-whitespace-character-count="3529"/>
  </office:meta>
</office:document-meta>
</file>